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8cm" fo:min-width="3.56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cm" fo:min-width="0cm"/>
    </style:style>
    <style:style style:name="gr6" style:family="graphic" style:parent-style-name="standard">
      <style:graphic-properties draw:fill="solid" draw:fill-color="#00b8ff" draw:opacity="60%" draw:textarea-horizontal-align="justify" draw:textarea-vertical-align="middle" draw:auto-grow-height="false" draw:shadow-opacity="60%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613cm" svg:height="0.953cm" svg:x="2.675cm" svg:y="14.836cm">
          <text:p text:style-name="P1"><text:span text:style-name="T1">Analized <text:s/>Android</text:span></text:p>
          <text:p text:style-name="P1"><text:span text:style-name="T1">co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" draw:text-style-name="P3" draw:layer="layout" svg:x1="4.552cm" svg:y1="10.185cm" svg:x2="4.572cm" svg:y2="10.99cm">
          <text:p/>
        </draw:line>
        <draw:frame draw:style-name="gr3" draw:text-style-name="P4" draw:layer="layout" svg:width="4.126cm" svg:height="0.607cm" svg:x="1.849cm" svg:y="11.008cm">
          <draw:text-box>
            <text:p text:style-name="P4"><text:span text:style-name="T2">StaticAnalysis Tool</text:span></text:p>
          </draw:text-box>
        </draw:frame>
        <draw:frame draw:style-name="gr4" draw:text-style-name="P2" draw:layer="layout" svg:width="1.814cm" svg:height="0.725cm" svg:x="5.121cm" svg:y="14.026cm">
          <draw:text-box>
            <text:p text:style-name="P2"><text:span text:style-name="T1">output</text:span></text:p>
          </draw:text-box>
        </draw:frame>
        <draw:frame draw:style-name="gr5" draw:text-style-name="P2" draw:layer="layout" svg:width="1.535cm" svg:height="0.725cm" svg:x="5.064cm" svg:y="10.187cm">
          <draw:text-box>
            <text:p text:style-name="P2"><text:span text:style-name="T1">input</text:span></text:p>
          </draw:text-box>
        </draw:frame>
        <draw:custom-shape draw:style-name="gr1" draw:text-style-name="P2" draw:layer="layout" svg:width="3.612cm" svg:height="0.966cm" svg:x="2.761cm" svg:y="9.16cm">
          <text:p text:style-name="P1"><text:span text:style-name="T1">Android Source</text:span></text:p>
          <text:p text:style-name="P1"><text:span text:style-name="T1">Code A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5.037cm" svg:height="3.073cm" svg:x="1.933cm" svg:y="10.9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39cm" svg:height="1.934cm" svg:x="2.812cm" svg:y="11.634cm">
          <text:p text:style-name="P1"><text:span text:style-name="T1">Setup extended </text:span></text:p>
          <text:p text:style-name="P1"><text:span text:style-name="T1">Jif class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3" draw:layer="layout" svg:x1="4.608cm" svg:y1="14.026cm" svg:x2="4.628cm" svg:y2="14.8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25T07:42:03</meta:creation-date>
    <dc:date>2014-09-11T14:32:38</dc:date>
    <meta:editing-duration>PT50M29S</meta:editing-duration>
    <meta:editing-cycles>6</meta:editing-cycles>
    <meta:generator>LibreOffice/3.5$Linux_X86_64 LibreOffice_project/350m1$Build-2</meta:generator>
    <meta:document-statistic meta:object-count="9"/>
  </office:meta>
</office:document-meta>
</file>